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lad2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by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SUM([.B2:.B6])"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R EVENTS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[.B10]*[.B7]" office:value-type="float" office:value="1792" calcext:value-type="float">
            <text:p>1792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per track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R TRACK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[.B14]*[.B12]" office:value-type="float" office:value="28672" calcext:value-type="float">
            <text:p>28672</text:p>
          </table:table-cell>
          <table:table-cell/>
          <table:table-cell office:value-type="string" calcext:value-type="string">
            <text:p>per patter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R PATTERN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08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08P0"/>
    </number:number-style>
    <number:number-style style:name="N10109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09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09P0"/>
    </number:number-style>
    <number:number-style style:name="N10111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11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11P0"/>
    </number:number-style>
    <number:number-style style:name="N10112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12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12P0"/>
    </number:number-style>
    <number:date-style style:name="N10113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14" number:language="sv" number:country="SE">
      <number:day number:style="long"/>
      <number:text>-</number:text>
      <number:month number:textual="true"/>
    </number:date-style>
    <number:date-style style:name="N10115" number:language="sv" number:country="SE">
      <number:month number:textual="true"/>
      <number:text>-</number:text>
      <number:year/>
    </number:date-style>
    <number:time-style style:name="N10116" number:language="sv" number:country="SE">
      <number:hours/>
      <number:text>:</number:text>
      <number:minutes number:style="long"/>
      <number:text> </number:text>
      <number:am-pm/>
    </number:time-style>
    <number:time-style style:name="N10117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4P0"/>
    </number:number-style>
    <number:number-style style:name="N10128P0" style:volatile="true" number:language="sv" number:country="S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8P1" style:volatile="true" number:language="sv" number:country="S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8P2" style:volatile="true" number:language="sv" number:country="SE">
      <loext:text> </loext:text>
      <loext:fill-character> </loext:fill-character>
      <number:text>-     </number:text>
    </number:number-style>
    <number:text-style style:name="N10128" number:language="sv" number:country="S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sv" number:country="SE">
      <loext:text> 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0132P1" style:volatile="true" number:language="sv" number:country="SE">
      <loext:text>-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0132P2" style:volatile="true" number:language="sv" number:country="SE">
      <loext:text> </loext:text>
      <loext:fill-character> </loext:fill-character>
      <number:text>- kr </number:text>
    </number:number-style>
    <number:text-style style:name="N10132" number:language="sv" number:country="S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sv" number:country="S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6P1" style:volatile="true" number:language="sv" number:country="S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6P2" style:volatile="true" number:language="sv" number:country="S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36" number:language="sv" number:country="S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sv" number:country="SE">
      <loext:text> 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0140P1" style:volatile="true" number:language="sv" number:country="SE">
      <loext:text>-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0140P2" style:volatile="true" number:language="sv" number:country="SE">
      <loext:text> </loext:text>
      <loext:fill-character> </loext:fill-character>
      <number:text>-</number:text>
      <number:number number:decimal-places="0" loext:min-decimal-places="0" number:min-integer-digits="0"/>
      <number:text> kr </number:text>
    </number:number-style>
    <number:text-style style:name="N10140" number:language="sv" number:country="S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4">0000-00-00</text:date>, <text:time style:data-style-name="N2" text:time-value="19:51:40.220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18T07:56:23</meta:creation-date>
    <dc:language>sv-SE</dc:language>
    <dc:date>2023-03-04T19:57:13.755000000</dc:date>
    <meta:editing-cycles>4</meta:editing-cycles>
    <meta:editing-duration>PT27M32S</meta:editing-duration>
    <meta:generator>LibreOffice/6.3.4.2$Windows_X86_64 LibreOffice_project/60da17e045e08f1793c57c00ba83cdfce946d0aa</meta:generator>
    <meta:document-statistic meta:table-count="1" meta:cell-count="26" meta:object-count="0"/>
  </office:meta>
</office:document-meta>
</file>